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erif" svg:font-family="'San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en" fo:country="US" officeooo:rsid="0002b9bd" officeooo:paragraph-rsid="0002b9bd"/>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0002b9bd"/>
    </style:style>
    <style:style style:name="P4" style:family="paragraph" style:parent-style-name="Text_20_body">
      <style:paragraph-properties fo:margin-left="0cm" fo:margin-right="0cm" fo:margin-top="0cm" fo:margin-bottom="0cm" loext:contextual-spacing="false" fo:text-indent="0cm" style:auto-text-indent="false"/>
      <style:text-properties style:font-name="Sans Serif" fo:font-size="11pt" fo:language="en" fo:country="US"/>
    </style:style>
    <style:style style:name="P5" style:family="paragraph" style:parent-style-name="Text_20_body">
      <style:paragraph-properties fo:margin-left="0cm" fo:margin-right="0cm" fo:margin-top="0cm" fo:margin-bottom="0cm" loext:contextual-spacing="false" fo:text-indent="0cm" style:auto-text-indent="false"/>
      <style:text-properties style:font-name="Sans Serif" fo:font-size="11pt" fo:language="en" fo:country="US" fo:font-weight="bold"/>
    </style:style>
    <style:style style:name="P6" style:family="paragraph" style:parent-style-name="Text_20_body">
      <style:paragraph-properties fo:margin-left="0cm" fo:margin-right="0cm" fo:margin-top="0cm" fo:margin-bottom="0cm" loext:contextual-spacing="false" fo:text-indent="0cm" style:auto-text-indent="false"/>
      <style:text-properties fo:language="en" fo:country="US"/>
    </style:style>
    <style:style style:name="T1" style:family="text">
      <style:text-properties officeooo:rsid="0002b9bd"/>
    </style:style>
    <style:style style:name="T2" style:family="text">
      <style:text-properties style:font-name="Sans Serif" fo:font-size="11pt"/>
    </style:style>
    <style:style style:name="T3" style:family="text">
      <style:text-properties style:font-name="Sans Serif" fo:font-size="11pt" fo:font-weight="bold"/>
    </style:style>
    <style:style style:name="T4" style:family="text">
      <style:text-properties style:font-name="Sans Serif" fo:font-size="11pt" officeooo:rsid="0002b9b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ingame instructions</text:p>
      <text:p text:style-name="P1"/>
      <text:p text:style-name="P1"/>
      <text:p text:style-name="P3"><text:span text:style-name="T4"><office:annotation><dc:date>2015-03-16T00:34:45.910877410</dc:date><text:list text:style-name=""><text:list-item><text:p>&lt;!--StartFragment--&gt;</text:p></text:list-item></text:list></office:annotation></text:span><text:span text:style-name="T4">I wrote first version of the server and a pnacl-based user interface for you, an example csd and I will explain a bit closer about the project below.</text:span></text:p>
      <text:p text:style-name="P6"><text:span text:style-name="T3">Idea:</text:span> <text:span text:style-name="T2">to connect different distances - being very far and being very close (or even inside), to put the electricity in our bodies and in the chips of computers to make music together.</text:span></text:p>
      <text:p text:style-name="P2"/>
      <text:p text:style-name="P6"><text:span text:style-name="T3">How it works:</text:span> </text:p>
      <text:p text:style-name="P4">Three players on stage wear Neurosky headsets that measure brain activity and attention level, two have simple skin conductance sensors (via arduino), that reflects also their emotional state.</text:p>
      <text:p text:style-name="P2"/>
      <text:p text:style-name="P4">The data are is to my computer and forwarded to Csound engine via channels.</text:p>
      <text:p text:style-name="P6"><text:span text:style-name="T2">I ask you to write Csound instruments that use these channels, so the players on the stage try to control the process (somewhat) but they have no power over the the sound of the piece. During the performance you can start and stop your instruments, add new ones, change global variables or tables etc via a web interface (messages via websocket protocol to my computer and compiled with compileOrc ).</text:span></text:p>
      <text:p text:style-name="P2"/>
      <text:p text:style-name="P5">Channel names and hints for instruments:</text:p>
      <text:p text:style-name="P2"/>
      <text:p text:style-name="P4">1) brainsensors (values scaled to 0..1, updated in every second): </text:p>
      <text:p text:style-name="P6"><text:span text:style-name="T2">- </text:span><text:span text:style-name="T3">attention1, attention2, attention3; </text:span></text:p>
      <text:p text:style-name="P4">From other data I use only the strength of high and low beta waves:</text:p>
      <text:p text:style-name="P6"><text:span text:style-name="T2">- </text:span><text:span text:style-name="T3">hb1 , hb2, hb3 ; lb1,lb2,lb3</text:span> <text:span text:style-name="T2">(scaled 0..1, sent once per second)</text:span></text:p>
      <text:p text:style-name="P6"><text:span text:style-name="T2">- raw data from the brain activity (constantly changing curve, mostly around -1000...1000, sometimes more, sent 512 times per second): </text:span><text:span text:style-name="T3">raw1, raw2, raw2</text:span></text:p>
      <text:p text:style-name="P2"/>
      <text:p text:style-name="P4">Thus player 1 sends attention1, hb1,lb1 and raw1, player 2 attention2 etc.</text:p>
      <text:p text:style-name="P2"/>
      <text:p text:style-name="P6"><text:span text:style-name="T3">Attention</text:span> <text:span text:style-name="T2">is the only one that player can control conciously, over 0.7 is relatively high attention Beta waves vary pretty much and undulate up and down. Take them as a biological jspline :)</text:span></text:p>
      <text:p text:style-name="P6"><text:span text:style-name="T2">NB! these channels are sent only once every second. </text:span><text:span text:style-name="T3">Use port opcode if you don't want a very stepped sound.</text:span></text:p>
      <text:p text:style-name="P2"/>
      <text:p text:style-name="P6"><text:span text:style-name="T3">raw value</text:span> <text:span text:style-name="T2">is basically the electricity that the sensor picks up. It moves quickly back and forth, kind of everchanging and quite chaotic line. Can sound cool.</text:span></text:p>
      <text:p text:style-name="P2"/>
      <text:p text:style-name="P4">2) skin conductance (or resistance).</text:p>
      <text:p text:style-name="P6"><text:soft-page-break/><text:span text:style-name="T2">I have not worked it out yet. Anyway the channels are </text:span><text:span text:style-name="T3">"skin1" and "skin2"</text:span></text:p>
      <text:p text:style-name="P4">Values are scaled to 0..1 (0 - minimum value, 1 - maximum value of the session; so the actual scale may change during the performance)</text:p>
      <text:p text:style-name="P2"/>
      <text:p text:style-name="P2"/>
      <text:p text:style-name="P5">Very simple sample instrument:</text:p>
      <text:p text:style-name="P2"/>
      <text:p text:style-name="P4">gkLevelTarmo init 1 ; use one global variable for level</text:p>
      <text:p text:style-name="P4">gkratio init 1.25 ; use some gk-variables that are easy to change (send gkratio 1.234 for example)</text:p>
      <text:p text:style-name="P4">; schedule "Tarmo",0,-1 ; compile it to turn on</text:p>
      <text:p text:style-name="P4">; schedule -nstrnum("Tarmo"),0,0 ; turn off</text:p>
      <text:p text:style-name="P4">instr Tarmo</text:p>
      <text:p text:style-name="P4">aenv linenr 0.01,0.1,3,0.001 ; use and envelope with release</text:p>
      <text:p text:style-name="P4">kattention chnget "attention1" ; 0..1</text:p>
      <text:p text:style-name="P4">kamp port kattention, 0.25 ; make amplitude dependent of attention</text:p>
      <text:p text:style-name="P4">kfreq = 200 * (1+chnget:k("skin1"))</text:p>
      <text:p text:style-name="P2"/>
      <text:p text:style-name="P4">a1 poscil aenv*kamp, kfreq</text:p>
      <text:p text:style-name="P4">a2 poscil aenv*kamp, kfreq*gkratio</text:p>
      <text:p text:style-name="P4">aout = (a1+a2)/2*gkLevelTarmo</text:p>
      <text:p text:style-name="P4">outs aout, aout</text:p>
      <text:p text:style-name="P4">endin</text:p>
      <text:p text:style-name="P2"/>
      <text:p text:style-name="P4">I attach a csd with a bit more elaborated example. There is also a emulator instrument that mimics the sensor signals.</text:p>
      <text:p text:style-name="P2"/>
      <text:p text:style-name="P4">Some suggestions:</text:p>
      <text:p text:style-name="P4">- would be nice if the instrument included your name, but it does not have to</text:p>
      <text:p text:style-name="P4">- use envelopes with release (like madsr, linenr etc) to make sure the endings are graceful</text:p>
      <text:p text:style-name="P4">- start and stop the instrument with sending according schedule, event_i or scoreline_i command (see example)</text:p>
      <text:p text:style-name="P4">- I think it is wise to use the instruments with indefinite length (negative p3), but of course, calls with definite duration are fine as well.</text:p>
      <text:p text:style-name="P4">- there should be a global variable gkLevelYourInstrument that enables to control the overall mix a bit. I think it is good if I may change the levels, if necessary</text:p>
      <text:p text:style-name="P4">- use global gkVariables to set some parameters of your sound. It is easiest to change something with sending just the new "gkVariable init &lt;new value&gt; line to server. The variable names should not be too common so you can be sure that other people will not override your, say, gkfreq</text:p>
      <text:p text:style-name="P4">- read the sensors from according channels. use port wherever necessary</text:p>
      <text:p text:style-name="P4">- you can write (or send in runtime) also several instruments.</text:p>
      <text:p text:style-name="P2"/>
      <text:p text:style-name="P4"><text:soft-page-break/>We need to discuss, who will control which player, how shall we build up the piece etc.</text:p>
      <text:p text:style-name="P2"/>
      <text:p text:style-name="P4">But at first please send me your initial instruments so I will put them together into one csd. The performance should begin with some existing instruments anyway.</text:p>
      <text:p text:style-name="P2"/>
      <text:p text:style-name="P2"/>
      <text:p text:style-name="P5">User interface</text:p>
      <text:p text:style-name="P2"/>
      <text:p text:style-name="P4">Is web-based (I thought it is most universal), using pnacl module for csound ans websockets for communication. It is up now on:</text:p>
      <text:p text:style-name="P4"><text:a xlink:type="simple" xlink:href="http://tarmo.uuu.ee/varia/failid/cs/nacl/braingame.html" text:style-name="Internet_20_link" text:visited-style-name="Visited_20_Internet_20_Link">http://tarmo.uuu.ee/varia/failid/cs/nacl/braingame.html</text:a> </text:p>
      <text:p text:style-name="P4">It is put together very quickly, unpolished but should work.</text:p>
      <text:p text:style-name="P4">It is based on Victor's example from the pnacl collection, interactive.html</text:p>
      <text:p text:style-name="P2"/>
      <text:p text:style-name="P4">Here you can write your code or load it from fle (maybe I should make the page save in it localstorage as your name, not to reload it again)</text:p>
      <text:p text:style-name="P4">you can compile the code and listen to it and send selected text to my server to be compiled.</text:p>
      <text:p text:style-name="P2"/>
      <text:p text:style-name="P4">Your sent code is displayes in the hall to big screen like "Tarmo says: gkLevel init 0.5" and the Csound's result "Csound says: OK" (or "Csound says: Error").</text:p>
      <text:p text:style-name="P2"/>
      <text:p text:style-name="P4">The messages are echoed also int the console down on the page.</text:p>
      <text:p text:style-name="P2"/>
      <text:p text:style-name="P4">You can send aslo messages to other players like "Are you ready?" (now displayed only in the console, but I will make another textarea) and messages to the screen (non-csound messages like "Hi, Tarmo" )</text:p>
      <text:p text:style-name="P2"/>
      <text:p text:style-name="P4">The server is now my computer at home. When it is on and the server program runs, the page connects you automatically to ws://johannes.homeip.net:10010/ws</text:p>
      <text:p text:style-name="P4">and the "Connect" button gets greyed out - it means you are connected (see also messages in console).</text:p>
      <text:p text:style-name="P2"/>
      <text:p text:style-name="P4">Obviously you need Google Chrome (in computer) to use the csound pnacl module. The websocket stuff works also in other browsers (so you can connect to the server and send messages), but you cannot make any local experiments, if you need.</text:p>
      <text:p text:style-name="P2"/>
      <text:p text:style-name="P2"/>
      <text:p text:style-name="P2"/>
      <text:p text:style-name="P5"><text:soft-page-break/>Feedback</text:p>
      <text:p text:style-name="P2"/>
      <text:p text:style-name="P4">How do you know how it sound<text:span text:style-name="T1">w</text:span> all together?</text:p>
      <text:p text:style-name="P4">I don't have a good solution yet. We need a low latency web streaming solution.</text:p>
      <text:p text:style-name="P4">I don't know if we can use net_jack over internet and with several people in the same time; there is a software trx http://www.pogo.org.uk/~mark/trx/ that I did not get to work</text:p>
      <text:p text:style-name="P4">There is a jack based live-jam software Jamulus http://llcon.sourceforge.net/ that might be an option</text:p>
      <text:p text:style-name="P4">Perhaps it is easiest to use linphone or other chat-software like google hangouts (linphone is quite low-latency).</text:p>
      <text:p text:style-name="P4">Can you give sug<text:span text:style-name="T1">g</text:span>estions?</text:p>
      <text:p text:style-name="P2"/>
      <text:p text:style-name="P4">Currently you can listen to feedback from my computer (when it runs) using icecast:</text:p>
      <text:p text:style-name="P4">http://johannes.homeip.net:8000/brain</text:p>
      <text:p text:style-name="P4">but you will hear your c<text:span text:style-name="T1">h</text:span>anges about 20 seconds later (I did not tweak to get the delay shorter, not good enough for performance anyway).<office:annotation><dc:date>2015-03-16T00:34:46.025805713</dc:date><text:list text:continue-numbering="true" text:style-name=""><text:list-item><text:p>&lt;!--EndFragment--&gt;</text:p></text:list-item></text:list></office:anno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erif" svg:font-family="'Sans Serif'"/>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t" fo:country="E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t" fo:country="E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0:34:30.124938572</meta:creation-date>
    <dc:date>2015-03-16T00:46:14.931938687</dc:date>
    <meta:editing-duration>PT11M45S</meta:editing-duration>
    <meta:editing-cycles>2</meta:editing-cycles>
    <meta:generator>LibreOffice/4.3.5.2.0$Linux_X86_64 LibreOffice_project/430m0$Build-2</meta:generator>
    <meta:document-statistic meta:table-count="0" meta:image-count="0" meta:object-count="0" meta:page-count="4" meta:paragraph-count="70" meta:word-count="1103" meta:character-count="6493" meta:non-whitespace-character-count="5456"/>
  </office:meta>
</office:document-meta>
</file>